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Heading_20_1" style:master-page-name="MP0">
      <style:paragraph-properties style:page-number="auto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Normal">
      <style:paragraph-properties fo:margin-left="0cm" fo:margin-right="0cm" fo:text-indent="0.635cm" style:auto-text-indent="false"/>
      <style:text-properties officeooo:paragraph-rsid="001b66f7"/>
    </style:style>
    <style:style style:name="P6" style:family="paragraph" style:parent-style-name="Normal">
      <style:text-properties officeooo:paragraph-rsid="001b66f7"/>
    </style:style>
    <style:style style:name="P7" style:family="paragraph" style:parent-style-name="Normal">
      <style:paragraph-properties fo:margin-left="0cm" fo:margin-right="0cm" fo:text-indent="0.635cm" style:auto-text-indent="false"/>
      <style:text-properties officeooo:paragraph-rsid="001d4f2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1d4f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bookmark0"/>GALENI LIBER FALSO ADSCRI.<text:line-break/>PTUS AN ANIMAL SIT ID, QUOD<text:line-break/>IN UTERO EST.<text:bookmark-end text:name="bookmark0"/></text:h>
      <text:h text:style-name="Heading_20_2" text:outline-level="2"><text:span text:style-name="Default_20_Paragraph_20_Font">C a p. I. </text:span></text:h>
      <text:p text:style-name="P5">Q<text:span text:style-name="Default_20_Paragraph_20_Font"><text:span text:style-name="T1">uod physicis omnibusque philosophis quae-<text:line-break/>stionem de natura universitatis praebet in hunc usque<text:line-break/>diem, id Asclepiadis sectatoribus liorumque posteris est in-<text:line-break/>certa de in</text:span></text:span><text:span text:style-name="Default_20_Paragraph_20_Font"><text:span text:style-name="T2">t</text:span></text:span><text:span text:style-name="Default_20_Paragraph_20_Font"><text:span text:style-name="T1">ante qui in utero fit constituiturque sententia.<text:line-break/>Ut enim qui de universitate scrutati sunt utrum animal<text:line-break/>sit necne nihir aperte definiverunt: sic artis medicae<text:line-break/>principes de puero qui nuscitur incertam .reliquere doctri-</text:span></text:span></text:p>
      <text:p text:style-name="P2"><text:span text:style-name="Default_20_Paragraph_20_Font"><text:span text:style-name="T1">nam. Quum igitur res difficilis nec perceptu facilis neque<text:line-break/>dum stabilita sit, iis quae de ea dicta sunt communem<text:line-break/>praebere auditum oportet. Ego enim qui dico , vol</text:span></text:span><text:span text:style-name="Default_20_Paragraph_20_Font"><text:span text:style-name="T2">a</text:span></text:span><text:span text:style-name="Default_20_Paragraph_20_Font"><text:span text:style-name="T1">ne<text:line-break/>qui judices estis, naturam humanam secundum Socratem<text:line-break/>sortiti fumus; quapropter oportet iis quae dicuntur po-<text:line-break/>tius esse contentos quam plus nisio etiam quaerere.. Quae<text:line-break/>enim propositam rem superant, dens ipse primus novit,<text:line-break/>deique assecla et quiripsi, ut inquit Plato, amicus homo<text:line-break/>esu Porro amor sit absitque simul invidia vel convitium<text:line-break/>ab iis qui talia conantur, sic enim nos quidem amantius<text:line-break/>ad locos hujusmodi progrediemur; vos vero perpetuo he-<text:line-break/>nevolentiam in omnia secula habebitis ipfamque in ejus-<text:line-break/>dem generis rem non invidam virtutem. Sed enim de<text:line-break/>homine quasi de parvo mundo dicturi initium a magno<text:line-break/>cujus veluti foenora ac partes fumus faciemus; praeparata<text:line-break/>vero apud nos hujus natura perspicua magis humana fiet<text:line-break/>constitutio. . Hoc ipfum sane prius quid mundus sit dest-<text:line-break/>alemus : facillime enim quum definitio totum significet,</text:span></text:span></text:p>
      <text:p text:style-name="P2"><text:span text:style-name="Default_20_Paragraph_20_Font"><text:span text:style-name="T1">universi substantia constituetur. Sed ante quam haec po-<text:line-break/>sita sit quid sit animal dicamus, ut praemissa propositae<text:line-break/>rei definitione ipsius universi naturae perspicua semina<text:line-break/>sint. Animal igitur substantia est animae particeps et fen-<text:line-break/>sitiva, quod genere de omnibus quae fissi ipfo situs sim-<text:line-break/>pliciter dicitur. Quoad igitur tale dicatur, omnia in fe<text:line-break/>complectens habet; quum vero id quod speciem efficit<text:line-break/>adjectum cuique sit, tum genus ut differat effectum est in<text:line-break/>species divisum. Videamus igitur num mundus animal sit,<text:line-break/>ac num primum quidem genitus sit, deinde vero integram<text:line-break/>naturam assumpserit. Mundus igitur ex coelo terraque ac<text:line-break/>mediis naturis aqua et aere coagmentatio est habensque<text:line-break/>per omnia haec principem ac primogenitum diffusum fpi-<text:line-break/>ritum , quem philosophorum soboles aut animam aut uni-<text:line-break/>tatem aut .atomum, id esit i</text:span></text:span><text:span text:style-name="Default_20_Paragraph_20_Font"><text:span text:style-name="T2">nd</text:span></text:span><text:span text:style-name="Default_20_Paragraph_20_Font"><text:span text:style-name="T1">i</text:span></text:span><text:span text:style-name="Default_20_Paragraph_20_Font"><text:span text:style-name="T2">v</text:span></text:span><text:span text:style-name="Default_20_Paragraph_20_Font"><text:span text:style-name="T1">i</text:span></text:span><text:span text:style-name="Default_20_Paragraph_20_Font"><text:span text:style-name="T2">duum c</text:span></text:span><text:span text:style-name="Default_20_Paragraph_20_Font"><text:span text:style-name="T1">o</text:span></text:span><text:span text:style-name="Default_20_Paragraph_20_Font"><text:span text:style-name="T2">rpu</text:span></text:span><text:span text:style-name="Default_20_Paragraph_20_Font"><text:span text:style-name="T1">s, aut ignem<text:line-break/>aut communi ei genere nomine spiritum primum vocat.<text:line-break/>Haec quidem ante fuerunt quam cognomen hoc assume-<text:line-break/>rent; fed tunc confusi erant et inter fe differentia et, ut</text:span></text:span></text:p>
      <text:p text:style-name="P2"><text:span text:style-name="Default_20_Paragraph_20_Font"><text:span text:style-name="T1">quidam dicunt, materia nominabantur v nunc vero mun-<text:line-break/>dus , propterea quod apte ordinatimque ac veluti ih con-<text:line-break/>sonantia atque ornatu fieri motum ipsum efficiat: im-<text:line-break/>mobiles enim esse putabo similesque lapidibus eos, qui<text:line-break/>ipsum hoc universum immobile dicunt. Mundus igitur ex<text:line-break/>integris integer concinnatus est atque ex perfectis per-<text:line-break/>fectus et ex absolutis absolutus: fuitque et erit animal,<text:line-break/>quod movetur. Sed tum quidem satam vim ipsiusque uni-<text:line-break/>versi rationem habentem possidebat : discretus vero atque<text:line-break/>e tenebris prodiens insitam feminum virtutem patefecit,<text:line-break/>hic quidem </text:span></text:span><text:span text:style-name="Default_20_Paragraph_20_Font"><text:span text:style-name="T2">t</text:span></text:span><text:span text:style-name="Default_20_Paragraph_20_Font"><text:span text:style-name="T1">e terram ostendens, illic aquam; ubi vero<text:line-break/>ignem cum aere se</text:span></text:span><text:span text:style-name="Default_20_Paragraph_20_Font"><text:span text:style-name="T2">t</text:span></text:span><text:span text:style-name="Default_20_Paragraph_20_Font"><text:span text:style-name="T1">e quacunque porrexit incrementi modo<text:line-break/>atque elementorum </text:span></text:span><text:span text:style-name="Default_20_Paragraph_20_Font"><text:span text:style-name="T2">n</text:span></text:span><text:span text:style-name="Default_20_Paragraph_20_Font"><text:span text:style-name="T1">atura , ipsum universum sole ac lu</text:span></text:span><text:span text:style-name="Default_20_Paragraph_20_Font"><text:span text:style-name="T2">n</text:span></text:span><text:span text:style-name="Default_20_Paragraph_20_Font"><text:span text:style-name="T1">a<text:line-break/>quasi oculis illuminans et luce ho-um claroque splendore<text:line-break/>motui cuique dux effectus : etenim ei commixtus est et<text:line-break/>sic ab initio genito et in natura prima . constituto : nam<text:line-break/>et- primum animal et spirans et intelligens mundus hic et<text:line-break/>tunc erat et nunc apparet. Quemadmodum igitur audax</text:span></text:span></text:p>
      <text:p text:style-name="P2"><text:span text:style-name="Default_20_Paragraph_20_Font"><text:span text:style-name="T1">nemo eum animal tum esse negaret cum effingebatur, in-<text:line-break/>tegrum enim ex integris perfectumque ex perfectis ipsum<text:line-break/>demonstravimus ; quomodo enim integra praeberet, ni in-<text:line-break/>tege</text:span></text:span><text:span text:style-name="Default_20_Paragraph_20_Font"><text:span text:style-name="T2">t</text:span></text:span><text:span text:style-name="Default_20_Paragraph_20_Font"><text:span text:style-name="T1"> esset? sic quod in utero est animal esse quispiam<text:line-break/>non negaret: sicut aerarium aut ferrarium fabrum aut<text:line-break/>statuarium aut navium fabricatorem aut alium id genus<text:line-break/>quempiam nihil ex operibus ruis perfectum praebere aut<text:line-break/>integrum diceres , quum quidpiam deest aut statuae manus<text:line-break/>pesve aut cuspis gladio aut navi clavus: quod vero nulla<text:line-break/>in re mutilum est partibusque omnibus aequatum, cum<text:line-break/>nihil deficit, id perfectum est; sic et mundus et quod in<text:line-break/>utero est nunquam perfecti rationem habuisset, nisi quum<text:line-break/>primum essentiam acceperunt, tum ipsius universi subsint-<text:line-break/>fiam accepissent.</text:span></text:span></text:p>
      <text:h text:style-name="Heading_20_2" text:outline-level="2"><text:span text:style-name="Default_20_Paragraph_20_Font">Cap. n </text:span></text:h>
      <text:p text:style-name="P5"><text:span text:style-name="Default_20_Paragraph_20_Font"><text:span text:style-name="T1">Sed mundum fuisse animal et propter hanc<text:line-break/>causam nunc quoquelesse quum dixerimus, de homine qui<text:line-break/>post ipsum mundum fecundus est dicamus. Ante a nobis<text:line-break/>definitum animal est, quibus de causis quum in utero puer</text:span></text:span></text:p>
      <text:p text:style-name="P2"><text:span text:style-name="Default_20_Paragraph_20_Font"><text:span text:style-name="T1">esset animalis usum praeberet, dicente ac veluti ex Del-<text:line-break/>phico tripode praedivinante ac praedicante Hippocrate e<text:line-break/>genere Afclepiadarum ; ejus enim constitutionem primam<text:line-break/>ac veluti animalitatem ex integris constituit, quum non<text:line-break/>aliter ipfum absolutum praebere posse videret, nisi ab ipsis<text:line-break/>perfectis animal generari acciperet. D</text:span></text:span><text:span text:style-name="Default_20_Paragraph_20_Font"><text:span text:style-name="T2">ec</text:span></text:span><text:span text:style-name="Default_20_Paragraph_20_Font"><text:span text:style-name="T1">i</text:span></text:span><text:span text:style-name="Default_20_Paragraph_20_Font"><text:span text:style-name="T2">d</text:span></text:span><text:span text:style-name="Default_20_Paragraph_20_Font"><text:span text:style-name="T1">it, inquit, </text:span></text:span><text:span text:style-name="Default_20_Paragraph_20_Font"><text:span text:style-name="T2">ab<text:line-break/>omn</text:span></text:span><text:span text:style-name="Default_20_Paragraph_20_Font"><text:span text:style-name="T1">i </text:span></text:span><text:span text:style-name="Default_20_Paragraph_20_Font"><text:span text:style-name="T2">c</text:span></text:span><text:span text:style-name="Default_20_Paragraph_20_Font"><text:span text:style-name="T1">o</text:span></text:span><text:span text:style-name="Default_20_Paragraph_20_Font"><text:span text:style-name="T2">rpor</text:span></text:span><text:span text:style-name="Default_20_Paragraph_20_Font"><text:span text:style-name="T1">i</text:span></text:span><text:span text:style-name="Default_20_Paragraph_20_Font"><text:span text:style-name="T2">s parte famen, a salubr</text:span></text:span><text:span text:style-name="Default_20_Paragraph_20_Font"><text:span text:style-name="T1">is </text:span></text:span><text:span text:style-name="Default_20_Paragraph_20_Font"><text:span text:style-name="T2">salubre, a morbosi</text:span></text:span><text:span text:style-name="Default_20_Paragraph_20_Font"><text:span text:style-name="T1">s<text:line-break/></text:span></text:span><text:span text:style-name="Default_20_Paragraph_20_Font"><text:span text:style-name="T2">vero</text:span></text:span><text:span text:style-name="Default_20_Paragraph_20_Font"><text:span text:style-name="T1"> mo</text:span></text:span><text:span text:style-name="Default_20_Paragraph_20_Font"><text:span text:style-name="T2">rbosum. </text:span></text:span><text:span text:style-name="Default_20_Paragraph_20_Font"><text:span text:style-name="T1">Ab omni parte dixit totum a toto :<text:line-break/>tantumque abfuit ne animal diceret, ut dicentis contra<text:line-break/>ipfum quae mutilata </text:span></text:span><text:span text:style-name="Default_20_Paragraph_20_Font"><text:span text:style-name="T2">t</text:span></text:span><text:span text:style-name="Default_20_Paragraph_20_Font"><text:span text:style-name="T1">unt non esse perlecta crimina fel-<text:line-break/>velit: quum enim nollet dubitari quin animal sit, dixit<text:line-break/>salubria quidem corpora ipftrm universum sicut nihil de-<text:line-break/>sit habentia integrum semen deponere : impedita vero<text:line-break/>cum de</text:span></text:span><text:span text:style-name="Default_20_Paragraph_20_Font"><text:span text:style-name="T2">i</text:span></text:span><text:span text:style-name="Default_20_Paragraph_20_Font"><text:span text:style-name="T1">ectu. Quod difficultatem non habet: quomodo<text:line-break/>enim cum ipsum non sit, in generatione sanum fieri po-<text:line-break/>terit? hoc enim unius ejus est, quod ip</text:span></text:span><text:span text:style-name="Default_20_Paragraph_20_Font"><text:span text:style-name="T2">t</text:span></text:span><text:span text:style-name="Default_20_Paragraph_20_Font"><text:span text:style-name="T1">um quidem est,<text:line-break/>nondum vero genitum, fanum autem potentia ac eam ob<text:line-break/>caulam generationem suscipit. Etenim eorum quae mani-</text:span></text:span></text:p>
      <text:p text:style-name="P2"><text:span text:style-name="Default_20_Paragraph_20_Font"><text:span text:style-name="T1">feste non </text:span></text:span><text:span text:style-name="Default_20_Paragraph_20_Font"><text:span text:style-name="T2">t</text:span></text:span><text:span text:style-name="Default_20_Paragraph_20_Font"><text:span text:style-name="T1">uus alia sic genita sunt, alia vero possunt:<text:line-break/>quemadmodum neutrum quoque accidit </text:span></text:span><text:span text:style-name="Default_20_Paragraph_20_Font"><text:span text:style-name="T2">c</text:span></text:span><text:span text:style-name="Default_20_Paragraph_20_Font"><text:span text:style-name="T1"> itemque femen<text:line-break/>aliud ut animal fieri possit habet, tunc vero actu est,<text:line-break/>quum pro homine praebeatur; aliud vero neque est ne-<text:line-break/>que fieri potest neque rationem habet, tanquam id ipfum<text:line-break/>natura non sit: hoc enim neque ejus quod est, neque ejus<text:line-break/>quod loturum est, rationem suscipit. Recte igitur siecun-<text:line-break/>dum Hippocratem id quod in utero est animal dicetur et<text:line-break/>ip</text:span></text:span><text:span text:style-name="Default_20_Paragraph_20_Font"><text:span text:style-name="T2">t</text:span></text:span><text:span text:style-name="Default_20_Paragraph_20_Font"><text:span text:style-name="T1">um qui ex totis seminat et vim totius ei praebet. Non<text:line-break/>suium vero id et ex ipfo universo et animal este decla-<text:line-break/>ravit, sied etiam in numero ostendit principia ipsius ha-<text:line-break/>here universi similemque potestatem eorum e quibus radi-<text:line-break/>cem habet, cum inquit: </text:span></text:span><text:span text:style-name="Default_20_Paragraph_20_Font"><text:span text:style-name="T2">gem</text:span></text:span><text:span text:style-name="Default_20_Paragraph_20_Font"><text:span text:style-name="T1">i</text:span></text:span><text:span text:style-name="Default_20_Paragraph_20_Font"><text:span text:style-name="T2">n</text:span></text:span><text:span text:style-name="Default_20_Paragraph_20_Font"><text:span text:style-name="T1">i </text:span></text:span><text:span text:style-name="Default_20_Paragraph_20_Font"><text:span text:style-name="T2">ex un</text:span></text:span><text:span text:style-name="Default_20_Paragraph_20_Font"><text:span text:style-name="T1">i</text:span></text:span><text:span text:style-name="Default_20_Paragraph_20_Font"><text:span text:style-name="T2">co concubi</text:span></text:span><text:span text:style-name="Default_20_Paragraph_20_Font"><text:span text:style-name="T1">t</text:span></text:span><text:span text:style-name="Default_20_Paragraph_20_Font"><text:span text:style-name="T2">u su</text:span></text:span><text:span text:style-name="Default_20_Paragraph_20_Font"><text:span text:style-name="T1">mi:<text:line-break/></text:span></text:span><text:span text:style-name="Default_20_Paragraph_20_Font"><text:span text:style-name="T2">sinu</text:span></text:span><text:span text:style-name="Default_20_Paragraph_20_Font"><text:span text:style-name="T1">s </text:span></text:span><text:span text:style-name="Default_20_Paragraph_20_Font"><text:span text:style-name="T2">vero e</text:span></text:span><text:span text:style-name="Default_20_Paragraph_20_Font"><text:span text:style-name="T1">t </text:span></text:span><text:span text:style-name="Default_20_Paragraph_20_Font"><text:span text:style-name="T2">claustra uteri haben</text:span></text:span><text:span text:style-name="Default_20_Paragraph_20_Font"><text:span text:style-name="T1">t. Hic enim aperte in-<text:line-break/>telligere licet hanc vim in uterum femen immissum ha-<text:line-break/>here, quod natura animalis erat: quum enim parvae mo-<text:line-break/>lis sit, multum potentia fit et principem causam ostendit<text:line-break/>tpsamque animalitatis substantiam. Ac quemadmodum qui</text:span></text:span></text:p>
      <text:p text:style-name="P2"><text:span text:style-name="Default_20_Paragraph_20_Font"><text:span text:style-name="T1">in silice aut incalce ignis insitus est, hunc nemo ignem<text:line-break/>idcirco esse negaret, quia non urit, tunc enim ignis actu<text:line-break/>fit, cum materiae aliquid assumit et ab ipso unive</text:span></text:span><text:span text:style-name="Default_20_Paragraph_20_Font"><text:span text:style-name="T2">r</text:span></text:span><text:span text:style-name="Default_20_Paragraph_20_Font"><text:span text:style-name="T1">so ex-<text:line-break/>sirinfecus venientis inspirationis, sic quod in mulieres in-<text:line-break/>jectum femen est, id animal esse vere quispiam dicet: et-<text:line-break/>enim ip</text:span></text:span><text:span text:style-name="Default_20_Paragraph_20_Font"><text:span text:style-name="T2">t</text:span></text:span><text:span text:style-name="Default_20_Paragraph_20_Font"><text:span text:style-name="T1">um jam potentia animal est: actu vero tum fit,<text:line-break/>quum ab utero prodiens </text:span></text:span><text:span text:style-name="Default_20_Paragraph_20_Font"><text:span text:style-name="T2">t</text:span></text:span><text:span text:style-name="Default_20_Paragraph_20_Font"><text:span text:style-name="T1">e ip</text:span></text:span><text:span text:style-name="Default_20_Paragraph_20_Font"><text:span text:style-name="T2">t</text:span></text:span><text:span text:style-name="Default_20_Paragraph_20_Font"><text:span text:style-name="T1">um coniungit ei quod prin-<text:line-break/>ciprum praebuit. </text:span></text:span><text:span text:style-name="Default_20_Paragraph_20_Font"><text:span text:style-name="T2">Q</text:span></text:span><text:span text:style-name="Default_20_Paragraph_20_Font"><text:span text:style-name="T1">uum enim pars et divulsum membrum<text:line-break/>magni animalis, hoc est mundi, sit dum in sinibus eondi-<text:line-break/>tum est ac latitat, miscellae rationem retinet: ab hoc au-<text:line-break/>tem separatum pro</text:span></text:span><text:span text:style-name="Default_20_Paragraph_20_Font"><text:span text:style-name="T2">t</text:span></text:span><text:span text:style-name="Default_20_Paragraph_20_Font"><text:span text:style-name="T1">undo , quod tanquam chaos est atque<text:line-break/>erutum cognatam fimilemque naturam ipsis operationibus<text:line-break/>amplectitur: nam ex </text:span></text:span><text:span text:style-name="Default_20_Paragraph_20_Font"><text:span text:style-name="T2">t</text:span></text:span><text:span text:style-name="Default_20_Paragraph_20_Font"><text:span text:style-name="T1">e moveri incipit luciserosque ocu-<text:line-break/>los perpetuo fotis lunaeque naturam imitans tendit.</text:span></text:span></text:p>
      <text:h text:style-name="Heading_20_2" text:outline-level="2"><text:span text:style-name="Default_20_Paragraph_20_Font">Cap, III. </text:span></text:h>
      <text:p text:style-name="P6"><text:span text:style-name="Default_20_Paragraph_20_Font"><text:span text:style-name="T1">Ut igitur immerito quidam quod in utero<text:line-break/>est animal esse negarunt, ex iis quae dicta simt coniectari</text:span></text:span></text:p>
      <text:p text:style-name="P1"><text:span text:style-name="Default_20_Paragraph_20_Font"><text:span text:style-name="T1">licet: quae vero et qualia animal faciat nunc dicam. Cum<text:line-break/>igitur animal ab anima et a natura regatur itemque nu-<text:line-break/>trimento et spiritu, nutritur enim anima spiritu, humidis<text:line-break/>vero siccisque nutrimentis natura, omnibus his quod in<text:line-break/>utero est administrationibus utens reperiemus et quae ad<text:line-break/>motum animae attinent et quae ad naturae incrementum.<text:line-break/>Nam devorat et, ut Hippocrati videtur, spirat, ore enim<text:line-break/>nafoque respirationem desitper fieri scribit: ipsumque ex<text:line-break/>Asclepiadis quidam sugere quae in utero </text:span></text:span><text:span text:style-name="Default_20_Paragraph_20_Font"><text:span text:style-name="T2">t</text:span></text:span><text:span text:style-name="Default_20_Paragraph_20_Font"><text:span text:style-name="T1">unt cotyledonas<text:line-break/>ac coquere dicunt, siquidem ea quae devorata sunt -coctio<text:line-break/>necessario sequitur, etsi quam maxime jam consectum ab<text:line-break/>utero nutrimentum assumat: apponi vero id nisi natura<text:line-break/>suscipiat non potest neque assimilari, antequam .necessario<text:line-break/>nutrientem rem ei quae nutritur pueri natura assimilet:<text:line-break/>ac tum opera naturae praebet ac recipit et ad secretio-<text:line-break/>nem promptum est et ad id quod alienum eft separandum:<text:line-break/>hanc enim ob rem bilis et humores omnes secreto nutri-,<text:line-break/>mento fiunt: non enim ab ea fidum quae per umbilicum</text:span></text:span></text:p>
      <text:p text:style-name="P1"><text:span text:style-name="Default_20_Paragraph_20_Font"><text:span text:style-name="T1">ad portas in jecur e fecundis fertur materia nutriri puta- -<text:line-break/>tur, etenim per has quoque vias alitur, maxime vero per<text:line-break/>eas quae perfectiores funt: ac per quascunque defertur,<text:line-break/>nutrimento fruitur. Neque enim putabis Hippocratem di-<text:line-break/>centem, </text:span></text:span><text:span text:style-name="Default_20_Paragraph_20_Font"><text:span text:style-name="T2">quod an</text:span></text:span><text:span text:style-name="Default_20_Paragraph_20_Font"><text:span text:style-name="T1">ti</text:span></text:span><text:span text:style-name="Default_20_Paragraph_20_Font"><text:span text:style-name="T2">qu</text:span></text:span><text:span text:style-name="Default_20_Paragraph_20_Font"><text:span text:style-name="T1">i</text:span></text:span><text:span text:style-name="Default_20_Paragraph_20_Font"><text:span text:style-name="T2">us esi nutr</text:span></text:span><text:span text:style-name="Default_20_Paragraph_20_Font"><text:span text:style-name="T1">i</text:span></text:span><text:span text:style-name="Default_20_Paragraph_20_Font"><text:span text:style-name="T2">mentum per abd</text:span></text:span><text:span text:style-name="Default_20_Paragraph_20_Font"><text:span text:style-name="T1">om</text:span></text:span><text:span text:style-name="Default_20_Paragraph_20_Font"><text:span text:style-name="T2">en qua<text:line-break/>umb</text:span></text:span><text:span text:style-name="Default_20_Paragraph_20_Font"><text:span text:style-name="T1">ili</text:span></text:span><text:span text:style-name="Default_20_Paragraph_20_Font"><text:span text:style-name="T2">cu</text:span></text:span><text:span text:style-name="Default_20_Paragraph_20_Font"><text:span text:style-name="T1">s </text:span></text:span><text:span text:style-name="Default_20_Paragraph_20_Font"><text:span text:style-name="T2">est</text:span></text:span><text:span text:style-name="Default_20_Paragraph_20_Font"><text:span text:style-name="T1"> i</text:span></text:span><text:span text:style-name="Default_20_Paragraph_20_Font"><text:span text:style-name="T2">nveh</text:span></text:span><text:span text:style-name="Default_20_Paragraph_20_Font"><text:span text:style-name="T1">i , ignorasse num id ore nutriatur :<text:line-break/>etenim de hac quoque via locutus est, ut ante propositum<text:line-break/>esu Quod vero in utero ore nutrimentum fumat, testis<text:line-break/>est post partum protinus mammae appetitio: neque enim<text:line-break/>nisi antea huic viae assuetus esset tam cito ad mammam<text:line-break/>ferretur. ln vapores vero et spiritus secretum nutrimen-<text:line-break/>tum fundit facileque singulis partibus apponit mutatque<text:line-break/>id quod e femine est in humores, quod ex humoribus in<text:line-break/>carnes venafque et nervos ac arterias et ossa vifceraque<text:line-break/>et adipem, itemque quod e pauco est in multum, et quod<text:line-break/>. parvum est magnum fit ipfum ad proprios usque incra-<text:line-break/>menti terminos extendente terminanteque augendi virtute.</text:span></text:span></text:p>
      <text:h text:style-name="P4" text:outline-level="2"><text:span text:style-name="Default_20_Paragraph_20_Font">Cap. IV, </text:span></text:h>
      <text:p text:style-name="P5"><text:span text:style-name="Default_20_Paragraph_20_Font"><text:span text:style-name="T1">Quae igitur naturae opera sim t, ea ab iis<text:line-break/>quae in utero funt fieri sistis a nobis demonstratum est:<text:line-break/>quod vero et animae et rationis participia sint deinceps<text:line-break/>monstrare conabor. Quum enim </text:span></text:span><text:span text:style-name="Default_20_Paragraph_20_Font"><text:span text:style-name="T2">t</text:span></text:span><text:span text:style-name="Default_20_Paragraph_20_Font"><text:span text:style-name="T1">en</text:span></text:span><text:span text:style-name="Default_20_Paragraph_20_Font"><text:span text:style-name="T2">t</text:span></text:span><text:span text:style-name="Default_20_Paragraph_20_Font"><text:span text:style-name="T1">oria ad animales in-<text:line-break/>vehendas facultates natura molita sit, oculos quidem ad<text:line-break/>visivam, aures vero ad audiendum, linguam autem nafum-<text:line-break/>que ut per haec gustandi facultas et olfaciendi vehatur,<text:line-break/>per manus vero et reliquum contrectans corpus quae ad<text:line-break/>tactum attinet, patet locum vacuum nullum relinqui : fed<text:line-break/>praedicta loca etiam quum infans in utero est animae<text:line-break/>substantiam habebunt, ipfumque hujus domicilium cere-<text:line-break/>brum ab initio etiam constitutum in intimo capite loca-<text:line-break/>tum habent. Eo perspicuum est una cum jacto in uterum<text:line-break/></text:span></text:span><text:span text:style-name="Default_20_Paragraph_20_Font"><text:span text:style-name="T2">t</text:span></text:span><text:span text:style-name="Default_20_Paragraph_20_Font"><text:span text:style-name="T1">emine insitam a creatore universi esse animam, ut guber-<text:line-break/>nandi vim corporis haberet. Nam an non scimus extrin-<text:line-break/>secos opifices lostrumenta quaedam ad certas actiones fa-<text:line-break/>bricari? ut fentinam navis opificem quo parte hac navis</text:span></text:span></text:p>
      <text:p text:style-name="P2"><text:span text:style-name="Default_20_Paragraph_20_Font"><text:span text:style-name="T1">subnatat , vallum vero ad violentos fluctus cohibendos,<text:line-break/>tum tutum parietem feptumque ob </text:span></text:span><text:span text:style-name="Default_20_Paragraph_20_Font"><text:span text:style-name="T2">t</text:span></text:span><text:span text:style-name="Default_20_Paragraph_20_Font"><text:span text:style-name="T1">axa , quae sub mari<text:line-break/>latitant: tibiae vero opificem materiam aeneam in longas<text:line-break/>fistulas excavantem ad illabentes spiritus suscipiendos:<text:line-break/>musicum vero fides extendentem ad sonos modniandos :<text:line-break/>medicum autem p</text:span></text:span><text:span text:style-name="Default_20_Paragraph_20_Font"><text:span text:style-name="T2">a</text:span></text:span><text:span text:style-name="Default_20_Paragraph_20_Font"><text:span text:style-name="T1">eonica medicamenta ad morbos pollen-<text:line-break/>dos parantem: imperatorem acies ante conflictum instruen-<text:line-break/>das perdocentem ass sustinendum hostem. Ut igitur qui<text:line-break/>talia moliuntur alienius rei gratia ea parant, sic quae in<text:line-break/>nobis sunt singula natura effingit tanquam instrumentum<text:line-break/>certae rei </text:span></text:span><text:span text:style-name="Default_20_Paragraph_20_Font"><text:span text:style-name="T2">t</text:span></text:span><text:span text:style-name="Default_20_Paragraph_20_Font"><text:span text:style-name="T1">ut</text:span></text:span><text:span text:style-name="Default_20_Paragraph_20_Font"><text:span text:style-name="T2">o</text:span></text:span><text:span text:style-name="Default_20_Paragraph_20_Font"><text:span text:style-name="T1">rum. Sic quoque nervorum natura, quae<text:line-break/>animae domicilium est, a principe parte una cum spiritu<text:line-break/>orta animam constitui simul cum corporis constitutione<text:line-break/>declarat. Etenim si nondum oculus videt, siingua vero<text:line-break/>gustat, voces auris suscipit, calidum aut frigidum humi-<text:line-break/>dumve aut siccum tangendi instrumenta </text:span></text:span><text:span text:style-name="Default_20_Paragraph_20_Font"><text:span text:style-name="T2">n</text:span></text:span><text:span text:style-name="Default_20_Paragraph_20_Font"><text:span text:style-name="T1">on sentiunt id-<text:line-break/>que actu, fed quidem latitare haec posita </text:span></text:span><text:span text:style-name="Default_20_Paragraph_20_Font"><text:span text:style-name="T2">t</text:span></text:span><text:span text:style-name="Default_20_Paragraph_20_Font"><text:span text:style-name="T1">uus, verum</text:span></text:span></text:p>
      <text:p text:style-name="P2"><text:span text:style-name="Default_20_Paragraph_20_Font"><text:span text:style-name="T1">paulo post infante jam orto agere possunt, auderem ipfam<text:line-break/>quietem actum dicere : compositas enim paIpebras tenere,<text:line-break/>quum adhuc in utero puer est, ac contractum na</text:span></text:span><text:span text:style-name="Default_20_Paragraph_20_Font"><text:span text:style-name="T2">t</text:span></text:span><text:span text:style-name="Default_20_Paragraph_20_Font"><text:span text:style-name="T1">um au-<text:line-break/></text:span></text:span><text:span text:style-name="Default_20_Paragraph_20_Font"><text:span text:style-name="T2">s</text:span></text:span><text:span text:style-name="Default_20_Paragraph_20_Font"><text:span text:style-name="T1">esque non audientes imperantis animae opus esu Lin-<text:line-break/>guam vero iis quae utero geruntur gustare negaret nemo<text:line-break/>itemque qualitatem suscipere, quum res i p</text:span></text:span><text:span text:style-name="Default_20_Paragraph_20_Font"><text:span text:style-name="T2">l</text:span></text:span><text:span text:style-name="Default_20_Paragraph_20_Font"><text:span text:style-name="T1">a ex certo asse-<text:line-break/>ctu perspicua sit; ictinus enim in uteris saepe foetus emori<text:line-break/>quum vitium per os adhibiti nutrimenti aversantes renuunt:<text:line-break/>siquidem natura de linguae facultate quae gustandi est ad<text:line-break/>conservandum foetum solicita est, et respirare foetum quod<text:line-break/>opus animae est, ore enim, ut paulo ante dictum est, re-<text:line-break/>spirat. Ex eo perspicuum est quod anima femini una<text:line-break/>cum natura inest: nam animalem actionem. medicorum<text:line-break/>foboles plurima insum respirationem statuit, non autem<text:line-break/>naturalem : puerile enim est putare eam extra opera ani-<text:line-break/>mae praescribi, quum sine voluntate respirare dormiens<text:line-break/>dicitur: siquidem respirandi actio voluntaria esu Quem-</text:span></text:span></text:p>
      <text:p text:style-name="P2"><text:span text:style-name="Default_20_Paragraph_20_Font"><text:span text:style-name="T1">admodum enim quum vigilat animaI propterea quod om-<text:line-break/>nes actiones insunt, videt enim et audit ac per reliqua<text:line-break/>sensoria agit, movetur anima et has actiones per sensoria<text:line-break/>perficit seque ipsam ptr organa per quae opportuna per-<text:line-break/>agit extendens diffundensque negotium omne sustinet, sic<text:line-break/>noctu contracta collectaque neque a visis rebus turbata<text:line-break/>neque ab auditis territa neque a gustatis alienata neque<text:line-break/>ab olsactis eversis neque ab iis quae tactui occurrunt al-<text:line-break/>ferale nec cur</text:span></text:span><text:span text:style-name="Default_20_Paragraph_20_Font"><text:span text:style-name="T2">i</text:span></text:span><text:span text:style-name="Default_20_Paragraph_20_Font"><text:span text:style-name="T1">o ambulationeve aut alia exercitatione fa-<text:line-break/>tigata .neque in his versans respirationis actionem obit:<text:line-break/>aut naturam quidem sponte et non affectam quae oppor-<text:line-break/>tona </text:span></text:span><text:span text:style-name="Default_20_Paragraph_20_Font"><text:span text:style-name="T2">l</text:span></text:span><text:span text:style-name="Default_20_Paragraph_20_Font"><text:span text:style-name="T1">unt </text:span></text:span><text:span text:style-name="Default_20_Paragraph_20_Font"><text:span text:style-name="T2">t</text:span></text:span><text:span text:style-name="Default_20_Paragraph_20_Font"><text:span text:style-name="T1">acere credimus: animam autem divinius quid-<text:line-break/>piam sortitam non operas proprias assequi. Quin mortalis<text:line-break/>natura est atque terrestris et intelligentiae expers, quae<text:line-break/>neque rationem habet et mortalem selom circuitum novit<text:line-break/>operamque interitui obnoxiam accipit, anima autem ab</text:span></text:span></text:p>
      <text:p text:style-name="P2"><text:span text:style-name="Default_20_Paragraph_20_Font"><text:span text:style-name="T1">universis animis et coelesti choro delapsa scientiam snsci-<text:line-break/>pit: semper vero viam quae ad simile ducit sequens ter-<text:line-break/>ram quidem superat: ab erroribus aquae fele avertit;<text:line-break/>transscendit aerem, fit igne superior et coelestem divini-<text:line-break/>tatem attingit: </text:span></text:span><text:span text:style-name="Default_20_Paragraph_20_Font"><text:span text:style-name="T2">t</text:span></text:span><text:span text:style-name="Default_20_Paragraph_20_Font"><text:span text:style-name="T1">aepeque trans coelestem locum intuetur,<text:line-break/>rerum omnium domino assistit: superas res circumstat:<text:line-break/>saepe occurrit iis quibuscum commune genus habet: novit<text:line-break/>unde sit quamvis in corpore fit, ipsomque rerum omnium<text:line-break/>patrem universis rebus inesse his in quibus ab illo locata<text:line-break/>est, utens oculis. Ne igitur respirationem dicant nescia<text:line-break/>anima fieri </text:span></text:span><text:span text:style-name="Default_20_Paragraph_20_Font"><text:span text:style-name="T2">t</text:span></text:span><text:span text:style-name="Default_20_Paragraph_20_Font"><text:span text:style-name="T1">emno languente corpore; ad omnia enim<text:line-break/>anima magis -quam natura idonea est vimque majorem<text:line-break/>habet. Ergo poterit natura vigilante aeque ac dormiente<text:line-break/>animali agere: coquit enim in utroque tempore ac distri-<text:line-break/>buit secerni tque et apponit et auget: anima vero fala<text:line-break/>vigiliis ea quae corpori conveniunt operari; in fomno<text:line-break/>autem similia non poterit? Absurdum vero est quum jam</text:span></text:span></text:p>
      <text:p text:style-name="P2"><text:span text:style-name="Default_20_Paragraph_20_Font"><text:span text:style-name="T1">fatis monstratum sit quod in utero est id esse animal, nisi<text:line-break/>ex rebus extrinsecus fides de iis quae dicta fiunt fiat.<text:line-break/>Mures enim ac vermes in materia quasi in utero fieri ri-<text:line-break/>dentes animalia nominamus ea limo involuta spectantes,<text:line-break/>sed haec quoque fiunt, arbitror, providente eorum prae-<text:line-break/>side facultate: ea vero quae in utero animalia fiunt an<text:line-break/>aperte animalia vocari conveniat dubitamus?. Praesertim<text:line-break/>praedicante haec Hippocrate, </text:span></text:span><text:span text:style-name="Default_20_Paragraph_20_Font"><text:span text:style-name="T2">quae non anima</text:span></text:span><text:span text:style-name="Default_20_Paragraph_20_Font"><text:span text:style-name="T1">l</text:span></text:span><text:span text:style-name="Default_20_Paragraph_20_Font"><text:span text:style-name="T2">ia sun</text:span></text:span><text:span text:style-name="Default_20_Paragraph_20_Font"><text:span text:style-name="T1">t,<text:line-break/></text:span></text:span><text:span text:style-name="Default_20_Paragraph_20_Font"><text:span text:style-name="T2">ab animal</text:span></text:span><text:span text:style-name="Default_20_Paragraph_20_Font"><text:span text:style-name="T1">i</text:span></text:span><text:span text:style-name="Default_20_Paragraph_20_Font"><text:span text:style-name="T2">bu</text:span></text:span><text:span text:style-name="Default_20_Paragraph_20_Font"><text:span text:style-name="T1">s </text:span></text:span><text:span text:style-name="Default_20_Paragraph_20_Font"><text:span text:style-name="T2">an</text:span></text:span><text:span text:style-name="Default_20_Paragraph_20_Font"><text:span text:style-name="T1">i</text:span></text:span><text:span text:style-name="Default_20_Paragraph_20_Font"><text:span text:style-name="T2">mal</text:span></text:span><text:span text:style-name="Default_20_Paragraph_20_Font"><text:span text:style-name="T1">i</text:span></text:span><text:span text:style-name="Default_20_Paragraph_20_Font"><text:span text:style-name="T2">a siunt naturae omn</text:span></text:span><text:span text:style-name="Default_20_Paragraph_20_Font"><text:span text:style-name="T1">i</text:span></text:span><text:span text:style-name="Default_20_Paragraph_20_Font"><text:span text:style-name="T2">um</text:span></text:span><text:span text:style-name="Default_20_Paragraph_20_Font"><text:span text:style-name="T1"> i</text:span></text:span><text:span text:style-name="Default_20_Paragraph_20_Font"><text:span text:style-name="T2">ndocile</text:span></text:span><text:span text:style-name="Default_20_Paragraph_20_Font"><text:span text:style-name="T1">s.<text:line-break/>Decuit enim dicere non animalia aut partes fieri : perfecto<text:line-break/>autem nomine usus est, ut animalia simul esse et constitui<text:line-break/>intelligeremus. Magnificum vero illud et a controversia<text:line-break/>longissime remotum quest divinitus edixit, </text:span></text:span><text:span text:style-name="Default_20_Paragraph_20_Font"><text:span text:style-name="T2">na</text:span></text:span><text:span text:style-name="Default_20_Paragraph_20_Font"><text:span text:style-name="T1">t</text:span></text:span><text:span text:style-name="Default_20_Paragraph_20_Font"><text:span text:style-name="T2">urae omn</text:span></text:span><text:span text:style-name="Default_20_Paragraph_20_Font"><text:span text:style-name="T1">i</text:span></text:span><text:span text:style-name="Default_20_Paragraph_20_Font"><text:span text:style-name="T2">um<text:line-break/>indoc</text:span></text:span><text:span text:style-name="Default_20_Paragraph_20_Font"><text:span text:style-name="T1">il</text:span></text:span><text:span text:style-name="Default_20_Paragraph_20_Font"><text:span text:style-name="T2">e</text:span></text:span><text:span text:style-name="Default_20_Paragraph_20_Font"><text:span text:style-name="T1">s; ut si modus a quopiam aut ratio animalis<text:line-break/>creandi quaeratur, in ipfam omnia indocte gignentem na-<text:line-break/>turam referat. Atqui natura latis est, quae prot</text:span></text:span><text:span text:style-name="Default_20_Paragraph_20_Font"><text:span text:style-name="T2">i</text:span></text:span><text:span text:style-name="Default_20_Paragraph_20_Font"><text:span text:style-name="T1">us haud<text:line-break/>credentium sententias excludat et animalia esse negantium:<text:line-break/>si enim rebus omnibus ut hae sint fines ipfa praebet,</text:span></text:span></text:p>
      <text:p text:style-name="P2"><text:span text:style-name="Default_20_Paragraph_20_Font"><text:span text:style-name="T1">certe ei quod utero geritur periectionem ut animal sit<text:line-break/>affert. Cur vero non amentia est quod animal est, id<text:line-break/>animam simul- et corpus dicere, rei autem nomen auferre?<text:line-break/>Siquidem id haud aliter est, quam si rei cuipiam ignis<text:line-break/>inducta forma, quod est ut vim urendi habeat, rem qui-<text:line-break/>dem quispiam fateatur, nomen autem neget:. aut quum a<text:line-break/>fole. illustrantur tenebrae factum quidem concedatur, dlem<text:line-break/>vero id nomine essenegetur :. aut siquis humidas res fo-<text:line-break/>lidasque in unum coactas nutrire dicat, id vero nutrimen-<text:line-break/>tum dici non concedat: aut aes scrrumve ferare, nomen<text:line-break/>autem gladii fugere aut sectionem secantis. Verum neque<text:line-break/>quispiam tenebrosi aeris a fole illuminati rem solam in-<text:line-break/>fp salens id ipfum diem esse negaret, neque quod ignis<text:line-break/>usum habet, id ignem dici: nec quod secantis actionem<text:line-break/>huic nomen esse gladio, nec ei quod animatur femen et<text:line-break/>animationem suscipit nomen quispiam auferet.</text:span></text:span></text:p>
      <text:h text:style-name="P4" text:outline-level="2"><text:span text:style-name="Default_20_Paragraph_20_Font">Cap. V. </text:span></text:h>
      <text:p text:style-name="P7"><text:span text:style-name="Default_20_Paragraph_20_Font"><text:span text:style-name="T1">Ut igitur et naturae et animae particeps<text:line-break/>foetus sit utriusque actionum et quomodo animal sit et<text:line-break/>fatis demonstravimus. Reliquum autem est ut quod uteri<text:line-break/>sinubus -adhuc incumbit,. id animal esse monstremus. Si<text:line-break/>quispiam vero a nobis naturae rationes quaerat, eam om-<text:line-break/>nia a fe ipfa doctam ex feque discentem agere sciat. Ne-<text:line-break/>que enim quo pacto vermes in plantis. gignuntur aut ex<text:line-break/>equis bobusque vespae atque apes facile nos dicere licet,<text:line-break/>verum a natura simpliciter fiunt. Nam neque aves docet<text:line-break/>volare quispiam neque nos intelligere aut audire videreve,<text:line-break/>fed tamen et aves volare videmus et nos ipsius sine difci-<text:line-break/>plina intelligere atque videre; ineffabilis enim est atque<text:line-break/>recondita. longeque nostra cogitatione profundior ipfa per<text:line-break/>fe naturae operatio. Ne igitur foetus qui vivificantur<text:line-break/>animari diffidamus; neque enim hi post partum proprias<text:line-break/>operas ab aliquo discunt, fed in uteris contenti devorant<text:line-break/>coquuntque ac expurgant distributum alimentum , appo-<text:line-break/>nuntque quod purgatum est ac supervacuum depellunt, ut</text:span></text:span></text:p>
      <text:p text:style-name="P2"><text:span text:style-name="Default_20_Paragraph_20_Font"><text:span text:style-name="T1">postquam in lucem prodierint, quod supervacuum est ex-<text:line-break/>cernant. Meconium enim vocatum quum excrementum sit,<text:line-break/>ex toto foetus nutrimento est humorque is qui in uracho<text:line-break/>esu Ventriculus enim , inquit ille antiquus, ea infpira-<text:line-break/>tione quae ore fit inflatur intestinaque et in cyssaron via<text:line-break/>quaedam deducitur: paulatim enim quod supervacuum est<text:line-break/>incidens, in rectum intestinum pervenit; nam cyssaron<text:line-break/>rectum intestinum appellavit. Atqui nemo id objiciat,<text:line-break/>ideo foetum ore ali non posse, quia amnium membranam<text:line-break/>sibi appositam habet: natura enim idonea est, quae per<text:line-break/>foramina facultatem viamque ad id quod convenit aptam<text:line-break/>praebeat. Democritus vero hominem ex homine excuti,<text:line-break/>canem ex cane, ex bove bovem dicit. Vir qui coelestem<text:line-break/>speculationem novit naturamque nostram speculatur, non<text:line-break/>potest tam ignarus esse , ut eum oporteat quod in utero<text:line-break/>est id animal esse negare, quum totum ex toto qui spuitur<text:line-break/>constituit faciat : * etenim id ipfum quod fit hominis<text:line-break/>rationem non haberet, nisi quum omnes in fe perfectas</text:span></text:span></text:p>
      <text:p text:style-name="P2"><text:span text:style-name="Default_20_Paragraph_20_Font"><text:span text:style-name="T1">rationes contineret, tum omnia facturum esset qualia fo ut,<text:line-break/>a. quibus femen fuit seminatum. Quemadmodum enim jacta<text:line-break/>femina quibus vitiosa quantitas aut qualitas est eos foetus<text:line-break/>excipiunt , quibus pars aut superest aut deest aut formam<text:line-break/>alienam habent; sic quae integra ac expurgata femina<text:line-break/>Iunt perfectis animalis rationem retinent:. quod enim de-<text:line-break/>est impedimentum totius naturae accepit et foetus haud<text:line-break/>integros: ac propter id ipsimi non impeditum animalia in<text:line-break/>femine fiunt. Nemo igitur philosophus ut divinarum re-<text:line-break/>rum ignarus , non medicus Asclepiadis discipulus ut </text:span></text:span><text:span text:style-name="Default_20_Paragraph_20_Font"><text:span text:style-name="T2">t</text:span></text:span><text:span text:style-name="Default_20_Paragraph_20_Font"><text:span text:style-name="T1">pe-<text:line-break/>calatione privatus a natura hominis foetus abdicet atque<text:line-break/>excludat: fed ipsis prius in fe speculetur ac aut a senio-<text:line-break/>ribus dilcat aut a parentibus memoria repetat spsnm quo-<text:line-break/>que olim. foetum fuisse; itaque tum a matre perfecte prius<text:line-break/>in utero formatum atque radicem essentiae e femine </text:span></text:span><text:span text:style-name="Default_20_Paragraph_20_Font"><text:span text:style-name="T2">t</text:span></text:span><text:span text:style-name="Default_20_Paragraph_20_Font"><text:span text:style-name="T1">um-<text:line-break/>psisse, ac naturam sine ratione agere non debere. Non</text:span></text:span></text:p>
      <text:p text:style-name="P2"><text:span text:style-name="Default_20_Paragraph_20_Font"><text:span text:style-name="T1">aliud enim- est quam ejus jura violare , quum quae ab<text:line-break/>eadem e terra creantur, omnia idem principium genera-<text:line-break/>tiouis habentia atque ipsis in sinubus nutrita animalia<text:line-break/>esse dicuntur, quae autem in utero nutriuntur non ani-<text:line-break/>malia esse. An e tritico triticum e ceterisque seminibus<text:line-break/>ea quae similia fiunt atque e plantis plantae gignuntur<text:line-break/>omnia eandem cum gignentibus naturam habentia, homo<text:line-break/>autem cete</text:span></text:span><text:span text:style-name="Default_20_Paragraph_20_Font"><text:span text:style-name="T2">r</text:span></text:span><text:span text:style-name="Default_20_Paragraph_20_Font"><text:span text:style-name="T1">is divinius quidpiam sortitus et rebus universis<text:line-break/>melior deoque potestate similis non eandem cum parenti-<text:line-break/>bus divinitatem excipiet? Ac jam quidem et lege et per<text:line-break/>accidentia ipsa foetus animalia esse ostendamus. Qui vi-<text:line-break/>vere in naturam ut in causam referunt: in ipsus vero le-<text:line-break/>giflatores ab anima tamen occasione sumpta bene vivere,<text:line-break/>etenim leges hae sunt quae mala quidem sunt prohibere<text:line-break/>ne fiant: custodire autem ea quae honesta jam funt quae-<text:line-break/>que aut futura funt aut jam instant asciscere, ii duabus<text:line-break/>maximis quas ipsi tulerunt legibus quae in utero funt<text:line-break/>animalia esse demonstrarunt; altera ei qui abortus caula</text:span></text:span></text:p>
      <text:p text:style-name="P2"><text:span text:style-name="Default_20_Paragraph_20_Font"><text:span text:style-name="T1">fuisset poenam statuente; altera qui nondum nati erant<text:line-break/>hos haeredes institui posse jubente. Videbant enim ex-<text:line-break/>.actius quam multi ut qui demum facta imitabantur: le-<text:line-break/>gem enim ferre in primis demum est: siquidem rerum om-<text:line-break/>nium pater inter deos omnia lege disposuit. Nam mun-<text:line-break/>dus illius imperio. movetur stellaeque errantes propriis<text:line-break/>singulae orbibus in praescriptum tempus et fol ipfe et luna<text:line-break/>cursibus desinitis; terra ut radix opificis jussit posita est;<text:line-break/>fusa aqua, expansus est aer, permeat ignis; singula pro-<text:line-break/>prias actiones servantia metu legis propriae praetereundae.<text:line-break/>Leges Cretensibus Iupiter dedit; Lacedaemoniis Pythius<text:line-break/>ipsis, Pallas Atheniensibus. Horum igitur discipuli legis-<text:line-break/>latores Lycurgus et Solon per haec quae modo dixi ca-<text:line-break/>pita duo firmum nobis de foetu ac indubitatum argumen-<text:line-break/>tum praebuerunt: nisi enim animalia essent, non in ipsus<text:line-break/>abortus auctores legibus aperte proposita poena animad-<text:line-break/>vertissent; quoniam vero animalia esse dicebant, idcirco</text:span></text:span></text:p>
      <text:p text:style-name="P2"><text:span text:style-name="Default_20_Paragraph_20_Font"><text:span text:style-name="T1">poe</text:span></text:span><text:span text:style-name="Default_20_Paragraph_20_Font"><text:span text:style-name="T2">n</text:span></text:span><text:span text:style-name="Default_20_Paragraph_20_Font"><text:span text:style-name="T1">am instituerunt. Quis perfectus jam ac indubitatus<text:line-break/>homo jus exigens caula ejus qui in utero non homo ac<text:line-break/>ne animatus quidem est unquam haereditatem dimittet,<text:line-break/>ignarus an animal sit quod in utero est? Quid igitur<text:line-break/>animal esse quod in utero est negare contendis? Quis<text:line-break/>successore utitur eo quem </text:span></text:span><text:span text:style-name="Default_20_Paragraph_20_Font"><text:span text:style-name="T2">n</text:span></text:span><text:span text:style-name="Default_20_Paragraph_20_Font"><text:span text:style-name="T1">ondum esse credimus? Quis<text:line-break/>sibi dominum dicet eum de quo dubitatio est? Nondum<text:line-break/>natus erat Pericles olympius et jam Graecos omnes ob<text:line-break/>infomnium terrebat: nondum Pisistratus et tyrannus erat r<text:line-break/>Alexander ex olympiade nondum natus ab omnibus jam<text:line-break/>Amnonis filius dicebatur et regni princeps; Cyp</text:span></text:span><text:span text:style-name="Default_20_Paragraph_20_Font"><text:span text:style-name="T2">t</text:span></text:span><text:span text:style-name="Default_20_Paragraph_20_Font"><text:span text:style-name="T1">elusque<text:line-break/>cum adhuc generaretur et- si Bacchiadis non videbatur<text:line-break/>terrente ipsius spectro; Hecuba quoque ante partum for-<text:line-break/>nudasse Alexandrum dicitur gravi visione perterrita, ac ipsi<text:line-break/>Phryges omnes ex igne d</text:span></text:span><text:span text:style-name="Default_20_Paragraph_20_Font"><text:span text:style-name="T2">a</text:span></text:span><text:span text:style-name="Default_20_Paragraph_20_Font"><text:span text:style-name="T1">ndum genito . calamitates acce-<text:line-break/>pisse; itemque AIcmena Herculem procreans terrorem ad-<text:line-break/>versatus ac ut diffiderent hostes effecit quum adhuc in-.<text:line-break/>fantem utero gereret. Tantum igitur abest ut suetus non</text:span></text:span></text:p>
      <text:p text:style-name="P2"><text:span text:style-name="Default_20_Paragraph_20_Font"><text:span text:style-name="T1">animal dicatur, ut non modo animal sit, sed etiam hu-<text:line-break/>manae naturae vim habeat, quamvis adhuc utero radicitus<text:line-break/>haereat. Sed jam ad suetum ipfum tanquam animal id<text:line-break/>scrutatum ut nihil ipsi quo minus homo sit desit, nostra<text:line-break/>vertatur oratio. Prodite quaeso e sinubus nihil timentes,<text:line-break/>o foetus , neque generis demissionem neque carissimos<text:line-break/>alienatos neque opes au</text:span></text:span><text:span text:style-name="Default_20_Paragraph_20_Font"><text:span text:style-name="T2">t</text:span></text:span><text:span text:style-name="Default_20_Paragraph_20_Font"><text:span text:style-name="T1">erendas. Non vos multorum<text:line-break/>calumnia neque horum.qui naturam ipsam iniuria afficiunt<text:line-break/>excludit malignitas. Quapropter eos poenis vos adicietis,<text:line-break/>ut Pericles, ut Pisistratus, ut Paris illoque Macedon Ale-<text:line-break/>xander atque Hercules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a</dc:title>
    <dc:subject/>
    <meta:initial-creator>Galien</meta:initial-creator>
    <meta:creation-date>2023-01-16T14:54:00Z</meta:creation-date>
    <dc:date>2023-01-16T15:55:34.863000000</dc:date>
    <meta:editing-cycles>5</meta:editing-cycles>
    <meta:editing-duration>PT2M24S</meta:editing-duration>
    <meta:document-statistic meta:table-count="0" meta:image-count="0" meta:object-count="0" meta:page-count="24" meta:paragraph-count="32" meta:word-count="3460" meta:character-count="22272" meta:non-whitespace-character-count="18839"/>
    <meta:template xlink:type="simple" xlink:actuate="onRequest" xlink:title="" xlink:href="Normal.dotm"/>
  </office:meta>
</office:document-meta>
</file>